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666666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001cm" svg:height="0.001cm" svg:x="1.019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019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.527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035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.543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051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3.559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067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4.575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083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5.591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099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6.607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115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7.623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131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8.639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147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9.655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163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0.671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179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1.687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195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2.703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211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3.719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227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4.735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243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5.751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259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6.767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275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7.783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291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8.799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307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19.815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0.323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387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4.895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403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5.911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419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6.927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.0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2.0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2.5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3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3.5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4.0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4.5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5.0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5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6.0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6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7.1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7.6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8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8.6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9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9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0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0.6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1.1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1.6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2.1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2.7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3.2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3.7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4.2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4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5.2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5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6.2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6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7.2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7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8.2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8.7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9.3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19.8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20.3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20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21.3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21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22.3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22.8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23.3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23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24.3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24.8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25.40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25.9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26.41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001cm" svg:height="0.001cm" svg:x="27.435cm" svg:y="26.9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65cm" fo:margin-bottom="0.965cm" fo:margin-left="0.965cm" fo:margin-right="0.9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7-08T23:20:13</meta:creation-date>
    <dc:date>2012-07-10T17:45:38</dc:date>
    <meta:editing-duration>PT00H15M42S</meta:editing-duration>
    <meta:editing-cycles>2</meta:editing-cycles>
    <meta:generator>OpenOffice.org/3.2$Unix OpenOffice.org_project/320m19$Build-9505</meta:generator>
    <meta:document-statistic meta:object-count="2392"/>
  </office:meta>
</office:document-meta>
</file>